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BlackWhite">
      <style:graphic-properties fo:min-height="0.385cm" fo:min-width="0.135cm"/>
    </style:style>
    <style:style style:name="gr2" style:family="graphic" style:parent-style-name="BlackWhite">
      <style:graphic-properties fo:min-height="0.75cm" fo:min-width="0.5cm"/>
    </style:style>
    <style:style style:name="gr3" style:family="graphic" style:parent-style-name="standard">
      <style:graphic-properties svg:stroke-width="0.02cm" draw:marker-start-width="0.23cm" draw:marker-end="Symmetric_20_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3cm" draw:marker-end="Symmetric_20_Arrow" draw:marker-end-width="0.23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Symmetric_20_Arrow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InitialNode" draw:style-name="gr1" draw:layer="layout" svg:width="1cm" svg:height="1cm" svg:x="9.395cm" svg:y="5.295cm">
          <draw:glue-point draw:id="4" svg:x="0cm" svg:y="0cm"/>
          <text:p/>
          <draw:enhanced-geometry svg:viewBox="0 0 1000 1000" draw:mirror-horizontal="false" draw:mirror-vertical="false" draw:type="NonPrimitive" draw:enhanced-path="U 500 500 350 350 0 360 Z N"/>
        </draw:custom-shape>
        <draw:g>
          <draw:custom-shape draw:name="ActivityFinalOutside" draw:style-name="SolidLine" draw:layer="layout" svg:width="1cm" svg:height="1cm" svg:x="9.39cm" svg:y="12.395cm">
            <text:p/>
            <draw:enhanced-geometry svg:viewBox="0 0 1000 1000" draw:type="NonPrimitive" draw:enhanced-path="U 500 500 500 500 0 360 Z N F"/>
          </draw:custom-shape>
          <draw:custom-shape draw:name="ActivityFinalInside" draw:style-name="gr2" draw:layer="layout" svg:width="1cm" svg:height="1cm" svg:x="9.39cm" svg:y="12.395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custom-shape draw:name="Action" draw:style-name="SolidLine" draw:text-style-name="P2" xml:id="id3" draw:id="id3" draw:layer="layout" svg:width="6.03cm" svg:height="1.27cm" svg:x="6.849cm" svg:y="6.73cm">
          <text:p text:style-name="P1"><text:span text:style-name="T1">Evaluate neural network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Decision" draw:style-name="SolidLine" draw:text-style-name="P3" xml:id="id1" draw:id="id1" draw:layer="layout" svg:width="1.27cm" svg:height="1.27cm" svg:x="9.26cm" svg:y="10.54cm">
          <draw:glue-point draw:id="4" svg:x="0cm" svg:y="0cm"/>
          <text:p/>
          <draw:enhanced-geometry svg:viewBox="0 0 563 1000" draw:text-areas="0 1000 563 1130" draw:type="NonPrimitive" draw:enhanced-path="M 281 0 L 563 500 281 1000 0 500 Z N"/>
        </draw:custom-shape>
        <draw:custom-shape draw:name="Action" draw:style-name="SolidLine" draw:text-style-name="P2" xml:id="id2" draw:id="id2" draw:layer="layout" svg:width="5.08cm" svg:height="1.27cm" svg:x="13.15cm" svg:y="8.65cm">
          <text:p text:style-name="P1"><text:span text:style-name="T1">Improve parameters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line draw:style-name="gr3" draw:text-style-name="P4" draw:layer="layout" svg:x1="9.89cm" svg:y1="6.08cm" svg:x2="9.89cm" svg:y2="6.715cm">
          <text:p/>
        </draw:line>
        <draw:line draw:style-name="gr3" draw:text-style-name="P4" draw:layer="layout" svg:x1="9.89cm" svg:y1="8.001cm" svg:x2="9.89cm" svg:y2="10.525cm">
          <text:p/>
        </draw:line>
        <draw:line draw:style-name="gr3" draw:text-style-name="P4" draw:layer="layout" svg:x1="9.89cm" svg:y1="11.762cm" svg:x2="9.89cm" svg:y2="12.397cm">
          <text:p/>
        </draw:line>
        <draw:connector draw:style-name="gr4" draw:layer="layout" svg:x1="10.53cm" svg:y1="11.175cm" svg:x2="15.69cm" svg:y2="9.92cm" draw:start-shape="id1" draw:start-glue-point="1" draw:end-shape="id2" draw:end-glue-point="2" svg:d="m10530 11175h5160v-1255">
          <text:p/>
        </draw:connector>
        <draw:connector draw:style-name="gr5" draw:text-style-name="P4" draw:layer="layout" svg:x1="12.879cm" svg:y1="7.365cm" svg:x2="15.69cm" svg:y2="8.65cm" draw:start-shape="id3" draw:end-shape="id2" draw:end-glue-point="0" svg:d="m12879 7365h2811v1285">
          <text:p/>
        </draw:connector>
        <draw:frame draw:style-name="gr6" draw:text-style-name="P6" draw:layer="layout" svg:width="4.574cm" svg:height="0.734cm" svg:x="10.569cm" svg:y="10.308cm">
          <draw:text-box>
            <text:p text:style-name="P5"><text:span text:style-name="T1">Stopping criteria = false</text:span></text:p>
          </draw:text-box>
        </draw:frame>
        <draw:frame draw:style-name="gr6" draw:text-style-name="P6" draw:layer="layout" svg:width="4.435cm" svg:height="0.734cm" svg:x="5.004cm" svg:y="11.673cm">
          <draw:text-box>
            <text:p text:style-name="P5"><text:span text:style-name="T1">Stopping criteria =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.org/3.4$Win32 OpenOffice.org_project/340m1$Build-9590</meta:generator>
    <dc:date>2012-07-02T15:49:21.17</dc:date>
    <meta:editing-duration>PT23M12S</meta:editing-duration>
    <meta:editing-cycles>4</meta:editing-cycles>
    <meta:document-statistic meta:object-count="14"/>
  </office:meta>
</office:document-meta>
</file>